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Calibri" fo:font-size="18pt" fo:language="ru" fo:country="RU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Calibri" fo:font-size="18pt" fo:language="en" fo:country="US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Calibri"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 style:list-style-name="L1">
      <style:paragraph-properties fo:text-align="start" style:justify-single-word="false"/>
    </style:style>
    <style:style style:name="P7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T1" style:family="text">
      <style:text-properties style:font-name="Calibri" fo:font-size="14pt" style:font-size-asian="14pt" style:font-size-complex="14pt"/>
    </style:style>
    <style:style style:name="T2" style:family="text">
      <style:text-properties style:font-name="Calibri" fo:font-size="14pt" fo:language="en" fo:country="US" style:font-size-asian="14pt" style:font-size-complex="14pt"/>
    </style:style>
    <style:style style:name="T3" style:family="text">
      <style:text-properties style:font-name="Calibri" fo:font-size="14pt" fo:language="ru" fo:country="RU" style:font-size-asian="14pt" style:font-size-complex="14pt"/>
    </style:style>
    <style:style style:name="T4" style:family="text">
      <style:text-properties fo:font-variant="normal" fo:text-transform="none" fo:color="#1a1a1a" fo:letter-spacing="normal" fo:font-style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яснительная записка</text:p>
      <text:p text:style-name="P3">«zov<text:span text:style-name="T4">bomb</text:span>»</text:p>
      <text:p text:style-name="P4">Автор: Цыба Ярослав, Цыба Даниил</text:p>
      <text:p text:style-name="P4"><text:tab/>Это игра с простой механикой основой которой являются падующие сверху из рандомного места предметы и стрелющая турель которой управляет игрок. </text:p>
      <text:p text:style-name="P4"><text:tab/>Цель игры: набрать как можно больше очков</text:p>
      <text:p text:style-name="P5"><text:tab/><text:span text:style-name="T1">Подробное описание приложения:</text:span></text:p>
      <text:list xml:id="list1149882932375343591" text:style-name="L1">
        <text:list-item>
          <text:p text:style-name="P6"><text:span text:style-name="T1">Интерфейс: </text:span><text:span text:style-name="T3">В проекте есть две главные сцены: меню и игровое поле. Обе сцены сделаны с помощю библиотеки </text:span><text:span text:style-name="T2">pygame</text:span><text:span text:style-name="T3"> </text:span></text:p>
        </text:list-item>
        <text:list-item>
          <text:p text:style-name="P7"><text:span text:style-name="T1">Функционал: В программе есть меню с которым можно взаимодействовать. Одно из таких вазаимодействий это выбор сложности. Он осуществляется с помощю изменения скорости появления бомб. Так же есть и вход в саму игру за него отвечает кнопка старт. <text:s/>В самой игре сверху в случайном месте появляются бомбы которое падают сверху вниз. В случае если они долетят до конца то количество хп уменьшется на 1. Спаун происходит с помощю библиотеки </text:span><text:span text:style-name="T2">random. </text:span><text:span text:style-name="T1">Всего 3 хп и если они закончатся то вылазиет табличка с надписью конец игры.</text:span></text:p>
        </text:list-item>
        <text:list-item>
          <text:p text:style-name="P6"><text:span text:style-name="T3">Перечень работ: 1 главный пайтон файл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1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01-20T20:25:52.63</dc:date>
    <dc:creator>Илья Цыба</dc:creator>
    <meta:generator>OpenOffice/4.1.13$Win32 OpenOffice.org_project/4113m1$Build-9810</meta:generator>
    <meta:editing-duration>PT4H38M10S</meta:editing-duration>
    <meta:editing-cycles>14</meta:editing-cycles>
    <meta:document-statistic meta:table-count="0" meta:image-count="0" meta:object-count="0" meta:page-count="1" meta:paragraph-count="9" meta:word-count="148" meta:character-count="948"/>
  </office:meta>
</office:document-meta>
</file>